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BA00000468F1F38B18.png"/>
  <manifest:file-entry manifest:media-type="image/jpeg" manifest:full-path="Pictures/100000000000012C0000010061517608.jpg"/>
  <manifest:file-entry manifest:media-type="image/png" manifest:full-path="Pictures/100002010000040000000400F4AA992D.png"/>
  <manifest:file-entry manifest:media-type="image/png" manifest:full-path="Pictures/100002010000020000000200E6FDCA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622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283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3.749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661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35cm" svg:height="1.31cm" svg:x="13.15cm" svg:y="8.11cm">
          <draw:image xlink:href="Pictures/100000000000012C0000010061517608.jpg" xlink:type="simple" xlink:show="embed" xlink:actuate="onLoad">
            <text:p/>
          </draw:image>
        </draw:frame>
        <draw:frame draw:style-name="gr2" draw:text-style-name="P2" draw:layer="layout" svg:width="3.122cm" svg:height="0.806cm" svg:x="12.476cm" svg:y="10.196cm">
          <draw:text-box>
            <text:p text:style-name="P2">WiFi Router</text:p>
          </draw:text-box>
        </draw:frame>
        <draw:custom-shape draw:style-name="gr3" draw:text-style-name="P1" draw:layer="layout" svg:width="4.05cm" svg:height="2.7cm" svg:x="18.26cm" svg:y="9.18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2.3cm" svg:height="0.635cm" svg:x="6.18cm" svg:y="8.44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2.178cm" svg:height="0.806cm" svg:x="9.442cm" svg:y="10.227cm">
          <draw:text-box>
            <text:p text:style-name="P1"><text:span text:style-name="T1">TRS-IO</text:span></text:p>
          </draw:text-box>
        </draw:frame>
        <draw:frame draw:style-name="gr1" draw:text-style-name="P1" draw:layer="layout" svg:width="4.104cm" svg:height="4.104cm" svg:x="1.6cm" svg:y="6.721cm">
          <draw:image xlink:href="Pictures/100002010000020000000200E6FDCA9B.png" xlink:type="simple" xlink:show="embed" xlink:actuate="onLoad">
            <text:p/>
          </draw:image>
        </draw:frame>
        <draw:frame draw:style-name="gr6" draw:text-style-name="P4" draw:layer="layout" svg:width="4.249cm" svg:height="0.806cm" svg:x="1.443cm" svg:y="10.227cm">
          <draw:text-box>
            <text:p><text:span text:style-name="T1">TRS-80 Model III</text:span></text:p>
          </draw:text-box>
        </draw:frame>
        <draw:frame draw:style-name="gr7" draw:text-style-name="P4" draw:layer="layout" svg:width="2.161cm" svg:height="0.806cm" svg:x="6.244cm" svg:y="9.227cm">
          <draw:text-box>
            <text:p text:style-name="P1"><text:span text:style-name="T1">I/O Bus</text:span></text:p>
          </draw:text-box>
        </draw:frame>
        <draw:frame draw:style-name="gr8" draw:text-style-name="P1" draw:layer="layout" svg:width="2.98cm" svg:height="2.293cm" svg:x="9.02cm" svg:y="7.597cm">
          <draw:image xlink:href="Pictures/10000201000005BA00000468F1F38B18.png" xlink:type="simple" xlink:show="embed" xlink:actuate="onLoad">
            <text:p/>
          </draw:image>
        </draw:frame>
        <draw:frame draw:style-name="gr8" draw:text-style-name="P1" draw:layer="layout" svg:width="3.22cm" svg:height="3.22cm" svg:x="18.685cm" svg:y="5.506cm">
          <draw:image xlink:href="Pictures/100002010000040000000400F4AA992D.png" xlink:type="simple" xlink:show="embed" xlink:actuate="onLoad">
            <text:p/>
          </draw:image>
        </draw:frame>
        <draw:custom-shape draw:style-name="gr4" draw:text-style-name="P1" draw:layer="layout" svg:width="1.27cm" svg:height="0.635cm" draw:transform="rotate (-0.523947841449785) translate (16.287cm 8.881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1.27cm" svg:height="0.635cm" draw:transform="rotate (-0.523947841449785) translate (16.285cm 7.482cm)">
          <text:p/>
          <draw:enhanced-geometry svg:viewBox="0 0 21600 21600" draw:text-areas="?f5 ?f1 ?f6 ?f3" draw:mirror-horizontal="tru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19-09-05T20:36:20.80</dc:date>
    <dc:creator>Arno Puder</dc:creator>
    <meta:editing-duration>PT12H20M20S</meta:editing-duration>
    <meta:editing-cycles>6</meta:editing-cycles>
    <meta:generator>OpenOffice/4.1.3$Win32 OpenOffice.org_project/413m1$Build-9783</meta:generator>
    <meta:document-statistic meta:object-count="12"/>
  </office:meta>
</office:document-meta>
</file>